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itstream Vera Sans Mono" svg:font-family="'Bitstream Vera Sans Mono'" style:font-pitch="fixed"/>
    <style:font-face style:name="Cumberland AMT" svg:font-family="'Cumberland AMT'" style:font-family-generic="modern" style:font-pitch="fixed"/>
    <style:font-face style:name="AR PL ShanHeiSun Uni" svg:font-family="'AR PL ShanHeiSun Uni'" style:font-pitch="variable"/>
    <style:font-face style:name="Aboriginal Serif" svg:font-family="'Aboriginal Serif'" style:font-pitch="variable"/>
    <style:font-face style:name="Albany AMT1" svg:font-family="'Albany AMT'" style:font-pitch="variable"/>
    <style:font-face style:name="HG Mincho Light J" svg:font-family="'HG Mincho Light J'" style:font-pitch="variable"/>
    <style:font-face style:name="Nazli" svg:font-family="Nazli"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Table1" style:family="table">
      <style:table-properties style:width="175.9mm" table:align="left"/>
    </style:style>
    <style:style style:name="Table1.A" style:family="table-column">
      <style:table-column-properties style:column-width="26mm"/>
    </style:style>
    <style:style style:name="Table1.B" style:family="table-column">
      <style:table-column-properties style:column-width="123.12mm"/>
    </style:style>
    <style:style style:name="Table1.C" style:family="table-column">
      <style:table-column-properties style:column-width="26.78mm"/>
    </style:style>
    <style:style style:name="Table1.A1" style:family="table-cell">
      <style:table-cell-properties style:vertical-align="middle" fo:padding="0.49mm" fo:border-left="0.35mm solid #000000" fo:border-right="none" fo:border-top="0.35mm solid #000000" fo:border-bottom="0.18mm solid #000000"/>
    </style:style>
    <style:style style:name="Table1.B1" style:family="table-cell">
      <style:table-cell-properties style:vertical-align="middle" fo:padding="0.49mm" fo:border-left="0.18mm solid #000000" fo:border-right="none" fo:border-top="0.35mm solid #000000" fo:border-bottom="0.18mm solid #000000"/>
    </style:style>
    <style:style style:name="Table1.C1" style:family="table-cell">
      <style:table-cell-properties style:vertical-align="middle" fo:padding="0.49mm" fo:border-left="0.18mm solid #000000" fo:border-right="0.35mm solid #000000" fo:border-top="0.35mm solid #000000" fo:border-bottom="0.18mm solid #000000"/>
    </style:style>
    <style:style style:name="Table1.A2" style:family="table-cell">
      <style:table-cell-properties style:vertical-align="middle" fo:padding="0.49mm" fo:border-left="0.35mm solid #000000" fo:border-right="none" fo:border-top="none" fo:border-bottom="0.18mm solid #000000"/>
    </style:style>
    <style:style style:name="Table1.B2" style:family="table-cell">
      <style:table-cell-properties style:vertical-align="middle" fo:padding="0.49mm" fo:border-left="0.18mm solid #000000" fo:border-right="none" fo:border-top="none" fo:border-bottom="0.18mm solid #000000"/>
    </style:style>
    <style:style style:name="Table1.C2" style:family="table-cell">
      <style:table-cell-properties style:vertical-align="middle" fo:padding="0.49mm" fo:border-left="0.18mm solid #000000" fo:border-right="0.35mm solid #000000" fo:border-top="none" fo:border-bottom="0.18mm solid #000000"/>
    </style:style>
    <style:style style:name="Table1.B5.1" style:family="table-column">
      <style:table-column-properties style:column-width="1.02mm"/>
    </style:style>
    <style:style style:name="Table1.B5.2" style:family="table-column">
      <style:table-column-properties style:column-width="14.2mm"/>
    </style:style>
    <style:style style:name="Table1.B5.3" style:family="table-column">
      <style:table-column-properties style:column-width="4.96mm"/>
    </style:style>
    <style:style style:name="Table1.B5.4" style:family="table-column">
      <style:table-column-properties style:column-width="3.46mm"/>
    </style:style>
    <style:style style:name="Table1.B5.6" style:family="table-column">
      <style:table-column-properties style:column-width="9.33mm"/>
    </style:style>
    <style:style style:name="Table1.B5.10" style:family="table-column">
      <style:table-column-properties style:column-width="8.63mm"/>
    </style:style>
    <style:style style:name="Table1.B5.11" style:family="table-column">
      <style:table-column-properties style:column-width="63.2mm"/>
    </style:style>
    <style:style style:name="Table1.B5.1.1" style:family="table-cell">
      <style:table-cell-properties style:vertical-align="middle" fo:padding="0.49mm" fo:border-left="0.18mm solid #000000" fo:border-right="none" fo:border-top="none" fo:border-bottom="none"/>
    </style:style>
    <style:style style:name="Table1.B5.1.2" style:family="table-cell">
      <style:table-cell-properties fo:padding="0.49mm" fo:border-left="0.18mm solid #000000" fo:border-right="none" fo:border-top="none" fo:border-bottom="0.18mm solid #000000"/>
    </style:style>
    <style:style style:name="Table1.B5.2.2" style:family="table-cell">
      <style:table-cell-properties style:vertical-align="middle" fo:padding="0mm" fo:border="none"/>
    </style:style>
    <style:style style:name="Table1.B5.11.2" style:family="table-cell">
      <style:table-cell-properties fo:padding="0mm" fo:border="none"/>
    </style:style>
    <style:style style:name="SpecialIdPrefixes" style:family="table">
      <style:table-properties style:width="175.9mm" table:align="margins" style:may-break-between-rows="false"/>
    </style:style>
    <style:style style:name="SpecialIdPrefixes.A" style:family="table-column">
      <style:table-column-properties style:column-width="58.63mm" style:rel-column-width="21845*"/>
    </style:style>
    <style:style style:name="SpecialIdPrefixes.A1" style:family="table-cell">
      <style:table-cell-properties fo:padding="0.97mm" fo:border-left="0.02mm solid #000000" fo:border-right="none" fo:border-top="0.02mm solid #000000" fo:border-bottom="0.02mm solid #000000"/>
    </style:style>
    <style:style style:name="SpecialIdPrefixes.C1" style:family="table-cell">
      <style:table-cell-properties fo:padding="0.97mm" fo:border="0.02mm solid #000000"/>
    </style:style>
    <style:style style:name="SpecialIdPrefixes.A2" style:family="table-cell">
      <style:table-cell-properties fo:padding="0.97mm" fo:border-left="0.02mm solid #000000" fo:border-right="none" fo:border-top="none" fo:border-bottom="0.02mm solid #000000"/>
    </style:style>
    <style:style style:name="SpecialIdPrefixes.C2" style:family="table-cell">
      <style:table-cell-properties fo:padding="0.97mm" fo:border-left="0.02mm solid #000000" fo:border-right="0.02mm solid #000000" fo:border-top="none" fo:border-bottom="0.02mm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paragraph-properties fo:break-before="page"/>
      <style:text-properties fo:font-size="14pt" fo:font-weight="bold" style:font-size-asian="14pt" style:font-weight-asian="bold" style:font-size-complex="14pt" style:font-weight-complex="bold"/>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list-style-name="L1"/>
    <style:style style:name="P5" style:family="paragraph" style:parent-style-name="Standard" style:list-style-name="L2">
      <style:paragraph-properties fo:margin-left="10mm" fo:margin-right="0mm" fo:text-indent="0mm" style:auto-text-indent="false"/>
    </style:style>
    <style:style style:name="P6" style:family="paragraph" style:parent-style-name="Standard" style:list-style-name="L3"/>
    <style:style style:name="P7" style:family="paragraph" style:parent-style-name="Standard" style:list-style-name="L4">
      <style:paragraph-properties fo:margin-left="10mm" fo:margin-right="0mm" fo:text-indent="0mm" style:auto-text-indent="false"/>
    </style:style>
    <style:style style:name="P8" style:family="paragraph" style:parent-style-name="Standard">
      <style:text-properties fo:font-weight="bold" style:font-weight-asian="bold" style:font-weight-complex="bold"/>
    </style:style>
    <style:style style:name="P9" style:family="paragraph" style:parent-style-name="Text_20_body" style:list-style-name="L5">
      <style:paragraph-properties fo:margin-top="0mm" fo:margin-bottom="0mm"/>
    </style:style>
    <style:style style:name="P10" style:family="paragraph" style:parent-style-name="Text_20_body" style:list-style-name="L5"/>
    <style:style style:name="P11" style:family="paragraph" style:parent-style-name="Standard">
      <style:text-properties style:font-name="Bitstream Vera Sans Mono" fo:font-size="8pt" style:font-size-asian="8pt" style:font-size-complex="8pt"/>
    </style:style>
    <style:style style:name="P12" style:family="paragraph" style:parent-style-name="Text_20_body">
      <style:paragraph-properties fo:text-align="center" style:justify-single-word="false"/>
      <style:text-properties fo:font-weight="bold" style:font-weight-asian="bold" style:font-weight-complex="bold"/>
    </style:style>
    <style:style style:name="P13" style:family="paragraph" style:parent-style-name="Table_20_Heading">
      <style:text-properties fo:font-weight="bold"/>
    </style:style>
    <style:style style:name="P14" style:family="paragraph" style:parent-style-name="Table_20_Contents">
      <style:paragraph-properties fo:text-align="center" style:justify-single-word="false"/>
      <style:text-properties style:font-name="Bitstream Vera Sans Mono" fo:font-size="14pt" style:font-size-asian="14pt" style:font-size-complex="14pt"/>
    </style:style>
    <style:style style:name="P15" style:family="paragraph" style:parent-style-name="Table_20_Contents">
      <style:paragraph-properties fo:margin-top="0mm" fo:margin-bottom="4.99mm"/>
    </style:style>
    <style:style style:name="P16" style:family="paragraph" style:parent-style-name="Table_20_Contents" style:list-style-name="L6"/>
    <style:style style:name="P17" style:family="paragraph" style:parent-style-name="Table_20_Contents" style:list-style-name="L6">
      <style:paragraph-properties fo:margin-top="0mm" fo:margin-bottom="4.99mm"/>
    </style:style>
    <style:style style:name="P18" style:family="paragraph" style:parent-style-name="Table_20_Contents">
      <style:text-properties fo:font-size="2pt" style:font-size-asian="2pt" style:font-size-complex="2pt"/>
    </style:style>
    <style:style style:name="P19" style:family="paragraph" style:parent-style-name="Standard">
      <style:paragraph-properties fo:text-align="start" style:justify-single-word="false"/>
      <style:text-properties fo:color="#008000" style:font-name="Bitstream Vera Sans Mono" fo:font-size="8pt" style:font-size-asian="8pt" style:font-size-complex="8pt"/>
    </style:style>
    <style:style style:name="P20" style:family="paragraph" style:parent-style-name="Standard">
      <style:text-properties fo:color="#008000"/>
    </style:style>
    <style:style style:name="P21" style:family="paragraph" style:parent-style-name="Standard">
      <style:text-properties fo:color="#008000" style:font-name="Bitstream Vera Sans Mono" fo:font-size="8pt" style:font-size-asian="8pt" style:font-size-complex="8pt"/>
    </style:style>
    <style:style style:name="P22" style:family="paragraph" style:parent-style-name="Standard">
      <style:text-properties style:font-name="Bitstream Vera Sans Mono" fo:font-size="8pt" style:font-name-asian="Bitstream Vera Sans Mono" style:font-size-asian="8pt" style:font-size-complex="8pt"/>
    </style:style>
    <style:style style:name="P23" style:family="paragraph" style:parent-style-name="Standard" style:list-style-name="L7"/>
    <style:style style:name="P24" style:family="paragraph" style:parent-style-name="Standard" style:list-style-name="L8"/>
    <style:style style:name="P25" style:family="paragraph" style:parent-style-name="Standard" style:list-style-name="L8">
      <style:paragraph-properties fo:margin-left="10mm" fo:margin-right="0mm" fo:text-indent="0mm" style:auto-text-indent="false"/>
    </style:style>
    <style:style style:name="P26" style:family="paragraph" style:parent-style-name="Standard" style:list-style-name="L9"/>
    <style:style style:name="P27" style:family="paragraph" style:parent-style-name="Standard" style:list-style-name="L10">
      <style:paragraph-properties fo:margin-left="10mm" fo:margin-right="0mm" fo:text-indent="0mm" style:auto-text-indent="false"/>
    </style:style>
    <style:style style:name="P28" style:family="paragraph" style:parent-style-name="Standard">
      <style:text-properties style:text-underline-style="solid" style:text-underline-width="auto" style:text-underline-color="font-color" fo:font-weight="bold" style:font-weight-asian="bold" style:font-weight-complex="bold"/>
    </style:style>
    <style:style style:name="P29" style:family="paragraph" style:parent-style-name="Standard">
      <style:text-properties style:font-name="Aboriginal Serif"/>
    </style:style>
    <style:style style:name="T1" style:family="text">
      <style:text-properties fo:font-style="italic" style:font-style-asian="italic" style:font-style-complex="italic"/>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fo:color="#008000"/>
    </style:style>
    <style:style style:name="T5" style:family="text">
      <style:text-properties fo:font-weight="bold" style:font-weight-asian="bold" style:font-weight-complex="bold"/>
    </style:style>
    <style:style style:name="T6" style:family="text">
      <style:text-properties fo:font-weight="bold"/>
    </style:style>
    <style:style style:name="T7" style:family="text">
      <style:text-properties fo:font-style="italic"/>
    </style:style>
    <style:style style:name="T8" style:family="text">
      <style:text-properties fo:font-weight="bold"/>
    </style:style>
    <style:style style:name="T9" style:family="text">
      <style:text-properties fo:color="#008000" style:font-name="Bitstream Vera Sans Mono" fo:font-size="8pt" style:font-size-asian="8pt" style:font-size-complex="8pt"/>
    </style:style>
    <style:style style:name="T10" style:family="text">
      <style:text-properties style:font-name-asian="AR PL ShanHeiSun Uni"/>
    </style:style>
    <style:style style:name="T11" style:family="text">
      <style:text-properties style:font-name="AR PL ShanHeiSun Uni"/>
    </style:style>
    <style:style style:name="T12" style:family="text">
      <style:text-properties fo:font-weight="normal" style:font-weight-asian="normal" style:font-weight-complex="normal"/>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style:font-name="Nazli" style:font-name-complex="Nazli"/>
    </style:style>
    <style:style style:name="fr1" style:family="graphic" style:parent-style-name="Graphics">
      <style:graphic-properties fo:margin-left="0mm" fo:margin-right="0mm" fo:margin-top="0mm" fo:margin-bottom="0mm" style:vertical-pos="top" style:vertical-rel="baseline" fo:padding="0mm" fo:border="no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2">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3">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4">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5">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6">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7">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8">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9">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0">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ut Contents Here</text:p>
      <text:p text:style-name="P2">Data Encoding</text:p>
      <text:p text:style-name="Standard"/>
      <text:p text:style-name="Standard">Madeline recognizes the Unicode UTF-8 tranformation format for data encoding. <text:s/>UTF-8 is the modern encoding standard for Extensible Markup Language (XML) –one of the data formats used by Madeline– and has become the preferred encoding for multilingual online information resources such as <text:span text:style-name="T1">Wikipedia</text:span>. <text:s/>The <text:span text:style-name="T2">A</text:span><text:span text:style-name="T3">merican </text:span><text:span text:style-name="T2">Standard Code for Information Interchange</text:span><text:span text:style-name="T3"> (</text:span>ASCII) character set is a subset of UTF-8. <text:s/>Other Unicode transformation formats, such as UTF-16 and the various national encoding standards such as Shift-JIS, TIS-620, GB and BIG5 are not supported. <text:s/>On Linux tools like GNU’s <text:s/><text:span text:style-name="T4">iconv</text:span> (<text:span text:style-name="T1">http://www.gnu.org/software/libiconv/documentation/libiconv/iconv.1.html</text:span>) and <text:span text:style-name="T1">Yudit</text:span>’s <text:span text:style-name="T4">uniconv</text:span> (<text:span text:style-name="T1">http://yudit.org/</text:span>) can be used to convert data in other encodings to UTF-8.</text:p>
      <text:p text:style-name="Standard"/>
      <text:p text:style-name="Standard">Madeline will run under any locale –including non-Unicode locales. However you should run Madeline under a Unicode UTF-8 locale whenever possible to insure the proper display of characters and file data.</text:p>
      <text:p text:style-name="Standard"/>
      <text:p text:style-name="Standard">Since Madeline can be used interactively from a command shell in a terminal on different operating systems, several platform-specific considerations are reviewed below.</text:p>
      <text:p text:style-name="Standard"/>
      <text:p text:style-name="P3">UTF-8 on Linux</text:p>
      <text:p text:style-name="Standard"/>
      <text:p text:style-name="Standard">Modern Linux distributions now use the UTF-8 encoding for most locales by default. <text:s/>Use the <text:span text:style-name="T4">locale</text:span> command to inspect your locale. <text:s/>If the environment variable <text:span text:style-name="T4">LANG</text:span> ends in “<text:span text:style-name="T4">UTF-8</text:span>” –for example “<text:span text:style-name="T4">en_US.UTF-8</text:span>”– then your are using a UTF-8 locale. <text:s/>Use <text:span text:style-name="T4">locale -a</text:span> to obtain a list of all installed locales. <text:s/>Setting <text:span text:style-name="T4">LANG</text:span> to a specified locale is basically all that is required to change the locale.</text:p>
      <text:p text:style-name="Standard"/>
      <text:p text:style-name="Standard">Different terminal emulators have differing levels of support for displaying Unicode. <text:s/>The multilingual <text:span text:style-name="T1">mlterm</text:span> (<text:span text:style-name="T1">http://mlterm.sourceforge.net/</text:span>) is by far the most capable terminal emulator for displaying non-Latin writing systems, including Chinese, Japanese, Korean, Thai, and even Arabic. <text:s/>We highly recommend this terminal emulator. <text:s/>Most other modern terminal emulators have some Unicode support.</text:p>
      <text:p text:style-name="Standard"/>
      <text:p text:style-name="P3">UTF-8 on Apple OSX</text:p>
      <text:p text:style-name="Standard"/>
      <text:p text:style-name="Standard">Like Linux, Apple’s Unix-based OSX operating system also uses UTF-8. <text:s/>Unfortunately, Apple’s own terminal application is somewhat limited when it comes to Unicode. <text:s/>A successful solution is to use <text:span text:style-name="T1">mlterm</text:span> or other reasonably capable terminal emulators designed for the X windowing system. Be sure to install Apple’s version of the X windowing system. <text:s/>You might also want to install <text:span text:style-name="T1">Fink</text:span> (<text:span text:style-name="T1">http://fink.sourceforge.net/</text:span>) before attempting to compile and install <text:span text:style-name="T1">mlterm</text:span>. <text:s/><text:span text:style-name="T1">Fink</text:span> now includes <text:span text:style-name="T1">mlterm</text:span> as a pre-compiled package which can make installation considerably easier.</text:p>
      <text:p text:style-name="Standard"/>
      <text:p text:style-name="P3">UTF-8 on Sun Solaris</text:p>
      <text:p text:style-name="Standard"/>
      <text:p text:style-name="Standard">Sun’s <text:span text:style-name="T1">Solaris</text:span> operating system now also uses UTF-8 by default. <text:s/>At the very least, the <text:span text:style-name="T4">en_US.UTF-8</text:span> locale will be installed by default, and this is all you need. <text:s/>If you find the provided terminal emulators insufficient, we once again recommend <text:span text:style-name="T1">mlterm</text:span>.</text:p>
      <text:p text:style-name="Standard"/>
      <text:p text:style-name="P3">UTF-8 on the various BSDs</text:p>
      <text:p text:style-name="Standard"/>
      <text:p text:style-name="Standard">Unlike Linux, the various BSD operating systems <text:s/>–<text:span text:style-name="T1">NetBSD, FreeBSD, OpenBSD, etc.</text:span>– still lack full locale and iconv implementations. <text:s/>However you can still use Madeline interactively within a capable terminal emulator such as <text:span text:style-name="T1">mlterm</text:span> with few or no problems. <text:s/>Some programs which you might use alongside with Madeline –<text:span text:style-name="T1">such as vim</text:span> (<text:span text:style-name="T1">http://www.vim.org/</text:span>)– may behave incorrectly when attempting to edit UTF-8-encoded data files on these BSD systems.</text:p>
      <text:p text:style-name="Standard"/>
      <text:p text:style-name="P3">UTF-8 on Windows</text:p>
      <text:p text:style-name="Standard"/>
      <text:p text:style-name="Standard">On Windows, Madeline can be run interactively from either a <text:span text:style-name="T1">DOS</text:span> terminal session or from a <text:span text:style-name="T1">Cygwin</text:span> (<text:span text:style-name="T1">http://cygwin.com/</text:span>) terminal. <text:s/>Neither of these support UTF-8 Unicode. <text:s/>UTF-8 Cygwin (<text:span text:style-name="T1">http://www.okisoft.co.jp/esc/utf8-cygwin/</text:span>) appears to provide UTF-8 support under Cygwin. <text:span text:style-name="T5">THIS PARAGRAPH REQUIRES VERIFICATION</text:span>.</text:p>
      <text:p text:style-name="Standard"/>
      <text:p text:style-name="Standard"/>
      <text:p text:style-name="P1">Data File Formats</text:p>
      <text:p text:style-name="Standard"/>
      <text:p text:style-name="Standard">Madeline 2.0 currently recognizes the following file formats:</text:p>
      <text:p text:style-name="Standard"/>
      <text:list text:style-name="L1">
        <text:list-item>
          <text:p text:style-name="P4">Flat File Formats</text:p>
        </text:list-item>
      </text:list>
      <text:list text:style-name="L2">
        <text:list-item>
          <text:p text:style-name="P5">Madeline Flat File Format</text:p>
        </text:list-item>
        <text:list-item>
          <text:p text:style-name="P5">Tab Delimited Format</text:p>
        </text:list-item>
      </text:list>
      <text:p text:style-name="Standard"/>
      <text:list text:style-name="L3">
        <text:list-item>
          <text:p text:style-name="P6">XML File Formats</text:p>
        </text:list-item>
      </text:list>
      <text:list text:style-name="L4">
        <text:list-item>
          <text:p text:style-name="P7">Madeline XML File Format</text:p>
        </text:list-item>
        <text:list-item>
          <text:p text:style-name="P7">OASIS XML OpenDocument Spreadsheet Format</text:p>
        </text:list-item>
        <text:list-item>
          <text:p text:style-name="P7">W3C XHTML Table Format</text:p>
        </text:list-item>
        <text:list-item>
          <text:p text:style-name="P7">Microsoft Excel 2003 XML Format</text:p>
        </text:list-item>
      </text:list>
      <text:p text:style-name="Standard"/>
      <text:p text:style-name="Standard">Each of these formats are described below.</text:p>
      <text:p text:style-name="Standard"/>
      <text:p text:style-name="P8">Madeline Flat File Format</text:p>
      <text:p text:style-name="Standard"/>
      <text:p text:style-name="Standard">The Madeline v. 1.x flat file format consists of a header block followed by a data block:</text:p>
      <text:p text:style-name="Standard"/>
      <text:list text:style-name="L5">
        <text:list-item>
          <text:p text:style-name="P9">Zero or more blank lines may precede the header. </text:p>
        </text:list-item>
        <text:list-item>
          <text:p text:style-name="P9">The file proper begins with a <text:span text:style-name="T6">header</text:span> block containing column labels. </text:p>
        </text:list-item>
        <text:list-item>
          <text:p text:style-name="P9"><text:span text:style-name="T6">One</text:span> or more blank lines must separate the <text:span text:style-name="T6">header</text:span> block from the <text:span text:style-name="T6">data</text:span> block. </text:p>
        </text:list-item>
        <text:list-item>
          <text:p text:style-name="P9">A <text:span text:style-name="T5">byte </text:span><text:span text:style-name="T6">rectangular data block</text:span> follows the header. </text:p>
        </text:list-item>
        <text:list-item>
          <text:p text:style-name="P10">Zero or more blank lines may follow after the last line of the data. </text:p>
        </text:list-item>
      </text:list>
      <text:p text:style-name="Standard">Here is an example of a Madeline flat file pedigree table:</text:p>
      <text:p text:style-name="Standard"/>
      <text:p text:style-name="P11">FamilyID</text:p>
      <text:p text:style-name="P11">IndividualID</text:p>
      <text:p text:style-name="P11">Gender</text:p>
      <text:p text:style-name="P11">Father <text:s/></text:p>
      <text:p text:style-name="P11">Mother <text:s/></text:p>
      <text:p text:style-name="P11">MZTwin <text:s/></text:p>
      <text:p text:style-name="P11">DZTwin </text:p>
      <text:p text:style-name="P11">Affected</text:p>
      <text:p text:style-name="P11">Sampled</text:p>
      <text:p text:style-name="P11">Proband</text:p>
      <text:p text:style-name="P11">Deceased</text:p>
      <text:p text:style-name="P11">DXAge</text:p>
      <text:p text:style-name="P11">DOB</text:p>
      <text:p text:style-name="P11">D17S1301</text:p>
      <text:p text:style-name="P11">D17S1304</text:p>
      <text:p text:style-name="P11">D17S674</text:p>
      <text:p text:style-name="P11"/>
      <text:p text:style-name="P11">E0078 <text:s/>S00646 <text:s/>F <text:s/>U0078A <text:s/>U0078B <text:s/>. <text:s/>. <text:s/>A <text:s/>Y <text:s/>Y <text:s/>. <text:s/>57 <text:s text:c="4"/>1948-07-04 <text:s/>149/153 <text:s/>154/162 <text:s/>116/116 </text:p>
      <text:p text:style-name="P11">E0078 <text:s/>S00675 <text:s/>M <text:s/>U0078A <text:s/>U0078B <text:s/>. <text:s/>. <text:s/>A <text:s/>Y <text:s/>. <text:s/>. <text:s/>60-62 <text:s/>1941-09 <text:s text:c="4"/>149/149 <text:s/>154/162 <text:s/>116/122 </text:p>
      <text:p text:style-name="P11">E0078 <text:s/>S00795 <text:s/>F <text:s/>U0078C <text:s/>S00646 <text:s/>. <text:s/>. <text:s/>I <text:s/>Y <text:s/>. <text:s/>. <text:s/>. <text:s text:c="5"/>1972-02-29 <text:s/>153/153 <text:s/>154/158 <text:s/>116/122 </text:p>
      <text:p text:style-name="P11">E0078 <text:s/>U0078A <text:s/>M <text:s/>. <text:s text:c="6"/>. <text:s text:c="6"/>. <text:s/>. <text:s/>I <text:s/>N <text:s/>. <text:s/>Y <text:s/>. <text:s text:c="5"/>1914 <text:s text:c="7"/>. <text:s text:c="7"/>. <text:s text:c="7"/>. <text:s text:c="6"/></text:p>
      <text:p text:style-name="P11">E0078 <text:s/>U0078B <text:s/>F <text:s/>. <text:s text:c="6"/>. <text:s text:c="6"/>. <text:s/>. <text:s/>I <text:s/>N <text:s/>. <text:s/>. <text:s/>. <text:s text:c="5"/>1923-03-15 <text:s/>. <text:s text:c="7"/>. <text:s text:c="7"/>. <text:s text:c="6"/></text:p>
      <text:p text:style-name="P11">E0078 <text:s/>U0078C <text:s/>M <text:s/>. <text:s text:c="6"/>. <text:s text:c="6"/>. <text:s/>. <text:s/>U <text:s/>N <text:s/>. <text:s/>. <text:s/>. <text:s text:c="5"/>1947-11-21 <text:s/>. <text:s text:c="7"/>. <text:s text:c="7"/>. <text:s text:c="6"/></text:p>
      <text:p text:style-name="P11"/>
      <text:p text:style-name="Standard">The header block consists of an ordered list of column labels. At least one blank line is required to separate the header block from the data block. <text:s/>The data block must be byte rectangular. <text:s/>This simply means that each row of the data block consists of exactly the same number of bytes. <text:s/>Columns can be padded out with as many space characters as necessary, but columns must be aligned on byte boundaries. <text:s/>This is easy to do with ASCII characters –as shown above– but very difficult to do manually if your data file needs to contain non-ASCII Unicode characters such as extended Latin or non-Latin characters. <text:s/>Unicode characters in UTF-8 can consist of anywhere from one to six bytes, which makes aligning on byte boundaries difficult.</text:p>
      <text:p text:style-name="Standard"/>
      <text:p text:style-name="Standard">The Madeline flat file format is a very convenient choice for reasonably small files, for test files, and for data sets that contain only ASCII characters. <text:s/>For larger data sets and for data sets which contain non-ASCII Unicode characters, one of the supported XML formats described later is preferrable.</text:p>
      <text:p text:style-name="Standard"/>
      <text:p text:style-name="P3">Column Type Qualifiers</text:p>
      <text:p text:style-name="Standard"/>
      <text:p text:style-name="Standard">Column labels may be followed by an optional one-letter column-type qualifier. <text:s/>Older versions of Madeline often required column type qualifiers. <text:s/>If you need to maintain compatibility with older versions of Madeline –such as v. 0.935 or v. 0.936– retaining column type qualifiers certainly does no harm. <text:s/>However in Madeline 2+ column type qualifiers are rarely required as the program normally identifies column types automatically. <text:s/>Column type qualifiers are documented in the table below:</text:p>
      <text:p text:style-name="Standard"/>
      <text:p text:style-name="P12">Optional Column Type Qualifiers</text:p>
      <table:table table:name="Table1" table:style-name="Table1">
        <table:table-column table:style-name="Table1.A"/>
        <table:table-column table:style-name="Table1.B"/>
        <table:table-column table:style-name="Table1.C"/>
        <table:table-row>
          <table:table-cell table:style-name="Table1.A1" office:value-type="string">
            <text:p text:style-name="P13">Column Type Qualifier</text:p>
          </table:table-cell>
          <table:table-cell table:style-name="Table1.B1" office:value-type="string">
            <text:p text:style-name="P13">Description</text:p>
          </table:table-cell>
          <table:table-cell table:style-name="Table1.C1" office:value-type="string">
            <text:p text:style-name="P13">Example<office:annotation><dc:date>2006-12-11T00:00:00</dc:date><text:p>ROW  C</text:p></office:annotation></text:p>
          </table:table-cell>
        </table:table-row>
        <table:table-row>
          <table:table-cell table:style-name="Table1.A2" office:value-type="string">
            <text:p text:style-name="P14">C </text:p>
          </table:table-cell>
          <table:table-cell table:style-name="Table1.B2" office:value-type="string">
            <text:p text:style-name="P15">Designates: </text:p>
            <text:list text:style-name="L6">
              <text:list-item>
                <text:p text:style-name="P16">that a column contains <text:span text:style-name="T6">character</text:span> (string) data   <text:span text:style-name="T7">or</text:span> </text:p>
              </text:list-item>
              <text:list-item>
                <text:p text:style-name="P17">that a column containing numeric data be treated as string data (individual and pedigree identifiers, even if they are completely numeric, must be treated as string identifiers in Madeline). </text:p>
              </text:list-item>
            </text:list>
          </table:table-cell>
          <table:table-cell table:style-name="Table1.C2" office:value-type="string">
            <text:p text:style-name="Table_20_Contents"><text:span text:style-name="Source_20_Text">StudyId C</text:span><text:span text:style-name="Source_20_Text"><office:annotation><dc:date>2006-12-11T00:00:00</dc:date><text:p>ROW  X</text:p></office:annotation></text:span><text:span text:style-name="Source_20_Text"> </text:span></text:p>
          </table:table-cell>
        </table:table-row>
        <table:table-row>
          <table:table-cell table:style-name="Table1.A2" office:value-type="string">
            <text:p text:style-name="P14">X </text:p>
          </table:table-cell>
          <table:table-cell table:style-name="Table1.B2" office:value-type="string">
            <text:p text:style-name="Table_20_Contents">Designates the gender (sex) column.</text:p>
          </table:table-cell>
          <table:table-cell table:style-name="Table1.C2" office:value-type="string">
            <text:p text:style-name="Table_20_Contents"><text:span text:style-name="Source_20_Text">Gender X</text:span><text:span text:style-name="Source_20_Text"><office:annotation><dc:date>2006-12-11T00:00:00</dc:date><text:p>ROW  N</text:p></office:annotation></text:span><text:span text:style-name="Source_20_Text"> </text:span></text:p>
          </table:table-cell>
        </table:table-row>
        <table:table-row>
          <table:table-cell table:style-name="Table1.A2" office:value-type="string">
            <text:p text:style-name="P14">N </text:p>
          </table:table-cell>
          <table:table-cell table:style-name="Table1.B2" office:value-type="string">
            <text:p text:style-name="Table_20_Contents">Designates that a column containing <text:span text:style-name="T6">numeric</text:span> values be treated as numeric data. </text:p>
          </table:table-cell>
          <table:table-cell table:style-name="Table1.C2" office:value-type="string">
            <text:p text:style-name="Table_20_Contents"><text:span text:style-name="Source_20_Text">AgeDX N</text:span><text:span text:style-name="Source_20_Text"><office:annotation><dc:date>2006-12-11T00:00:00</dc:date><text:p>ROW  D</text:p></office:annotation></text:span><text:span text:style-name="Source_20_Text"> </text:span></text:p>
          </table:table-cell>
        </table:table-row>
        <table:table-row>
          <table:table-cell table:style-name="Table1.A2" office:value-type="string">
            <text:p text:style-name="P14">D </text:p>
          </table:table-cell>
          <table:table-cell>
            <table:table table:is-sub-table="true">
              <table:table-column table:style-name="Table1.B5.1"/>
              <table:table-column table:style-name="Table1.B5.2"/>
              <table:table-column table:style-name="Table1.B5.3"/>
              <table:table-column table:style-name="Table1.B5.4"/>
              <table:table-column table:style-name="Table1.B5.3"/>
              <table:table-column table:style-name="Table1.B5.6"/>
              <table:table-column table:style-name="Table1.B5.3"/>
              <table:table-column table:style-name="Table1.B5.4"/>
              <table:table-column table:style-name="Table1.B5.3"/>
              <table:table-column table:style-name="Table1.B5.10"/>
              <table:table-column table:style-name="Table1.B5.11"/>
              <table:table-row>
                <table:table-cell table:style-name="Table1.B5.1.1" table:number-columns-spanned="11" office:value-type="string">
                  <text:p text:style-name="Table_20_Contents">Designates that a column contains <text:span text:style-name="T6">date</text:span> data in <text:a xlink:type="simple" xlink:href="http://www.cl.cam.ac.uk/%7Emgk25/iso-time.html"><text:span text:style-name="T8">ISO-8601</text:span></text:a> format (four-digit <text:span text:style-name="T6">year</text:span> followed by a two-digit <text:span text:style-name="T6">month</text:span> and finally a two-digit <text:span text:style-name="T6">day</text:span>). Note that Madeline permits use of any of the usual date delimiters, and abbreviated dates consisting of just years or years plus months are accepted:</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B5.1.2" office:value-type="string">
                  <text:p text:style-name="P18"/>
                </table:table-cell>
                <table:table-cell table:style-name="Table1.B5.2.2" office:value-type="string">
                  <text:p text:style-name="Table_20_Contents">YYYY</text:p>
                </table:table-cell>
                <table:table-cell table:style-name="Table1.B5.2.2" office:value-type="string">
                  <text:p text:style-name="Table_20_Contents"><draw:frame draw:style-name="fr1" draw:name="graphics1" text:anchor-type="as-char" svg:width="3.44mm" svg:height="19.31mm" draw:z-index="0"><draw:image xlink:href="http://eyegene.ophthy.med.umich.edu/madeline-0.935/images/lb_02_trans.png" xlink:type="simple" xlink:show="embed" xlink:actuate="onLoad"/></draw:frame></text:p>
                </table:table-cell>
                <table:table-cell table:style-name="Table1.B5.2.2" office:value-type="string">
                  <text:p text:style-name="Table_20_Contents">.<text:line-break/>-<text:line-break/>/</text:p>
                </table:table-cell>
                <table:table-cell table:style-name="Table1.B5.2.2" office:value-type="string">
                  <text:p text:style-name="Table_20_Contents"><draw:frame draw:style-name="fr1" draw:name="graphics2" text:anchor-type="as-char" svg:width="3.44mm" svg:height="19.31mm" draw:z-index="1"><draw:image xlink:href="http://eyegene.ophthy.med.umich.edu/madeline-0.935/images/rb_02_trans.png" xlink:type="simple" xlink:show="embed" xlink:actuate="onLoad"/></draw:frame></text:p>
                </table:table-cell>
                <table:table-cell table:style-name="Table1.B5.2.2" office:value-type="string">
                  <text:p text:style-name="Table_20_Contents">MM</text:p>
                </table:table-cell>
                <table:table-cell table:style-name="Table1.B5.2.2" office:value-type="string">
                  <text:p text:style-name="Table_20_Contents"><draw:frame draw:style-name="fr1" draw:name="graphics3" text:anchor-type="as-char" svg:width="3.44mm" svg:height="19.31mm" draw:z-index="2"><draw:image xlink:href="http://eyegene.ophthy.med.umich.edu/madeline-0.935/images/lb_02_trans.png" xlink:type="simple" xlink:show="embed" xlink:actuate="onLoad"/></draw:frame></text:p>
                </table:table-cell>
                <table:table-cell table:style-name="Table1.B5.2.2" office:value-type="string">
                  <text:p text:style-name="Table_20_Contents">.<text:line-break/>-<text:line-break/>/</text:p>
                </table:table-cell>
                <table:table-cell table:style-name="Table1.B5.2.2" office:value-type="string">
                  <text:p text:style-name="Table_20_Contents"><draw:frame draw:style-name="fr1" draw:name="graphics4" text:anchor-type="as-char" svg:width="3.44mm" svg:height="19.31mm" draw:z-index="3"><draw:image xlink:href="http://eyegene.ophthy.med.umich.edu/madeline-0.935/images/rb_02_trans.png" xlink:type="simple" xlink:show="embed" xlink:actuate="onLoad"/></draw:frame></text:p>
                </table:table-cell>
                <table:table-cell table:style-name="Table1.B5.2.2" office:value-type="string">
                  <text:p text:style-name="Table_20_Contents">DD</text:p>
                </table:table-cell>
                <table:table-cell table:style-name="Table1.B5.11.2" office:value-type="string">
                  <text:p text:style-name="P18"/>
                </table:table-cell>
              </table:table-row>
              <table:table-row>
                <table:table-cell table:style-name="Table1.B2" table:number-columns-spanned="11"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table-row>
            </table:table>
          </table:table-cell>
          <table:table-cell table:style-name="Table1.C2" office:value-type="string">
            <text:p text:style-name="Table_20_Contents"><text:span text:style-name="Source_20_Text">DOB D</text:span><text:span text:style-name="Source_20_Text"><office:annotation><dc:date>2006-12-11T00:00:00</dc:date><text:p>ROW  G</text:p></office:annotation></text:span><text:span text:style-name="Source_20_Text"> </text:span></text:p>
          </table:table-cell>
        </table:table-row>
        <table:table-row>
          <table:table-cell table:style-name="Table1.A2" office:value-type="string">
            <text:p text:style-name="P14">G </text:p>
          </table:table-cell>
          <table:table-cell table:style-name="Table1.B2" office:value-type="string">
            <text:p text:style-name="Table_20_Contents">Designates that a column contains <text:span text:style-name="T6">genotypes</text:span> as numeric allele labels separated by a forward slash "/" character.</text:p>
          </table:table-cell>
          <table:table-cell table:style-name="Table1.C2" office:value-type="string">
            <text:p text:style-name="Table_20_Contents"><text:span text:style-name="Source_20_Text">D12S4321 G</text:span><text:span text:style-name="Source_20_Text"><office:annotation><dc:date>2006-12-11T00:00:00</dc:date><text:p>ROW  A</text:p></office:annotation></text:span><text:span text:style-name="Source_20_Text"> </text:span></text:p>
          </table:table-cell>
        </table:table-row>
        <table:table-row>
          <table:table-cell table:style-name="Table1.A2" office:value-type="string">
            <text:p text:style-name="P14">A </text:p>
          </table:table-cell>
          <table:table-cell table:style-name="Table1.B2" office:value-type="string">
            <text:p text:style-name="Table_20_Contents">Designates that a column contains one of the two <text:span text:style-name="T6">alleles</text:span> that constitutes a genotype. <text:span text:style-name="T6">Allele columns must exist as identically-named pairs.</text:span> </text:p>
          </table:table-cell>
          <table:table-cell table:style-name="Table1.C2" office:value-type="string">
            <text:p text:style-name="Table_20_Contents"><text:span text:style-name="Source_20_Text">D12S4321 A <text:line-break/>D12S4321 A </text:span></text:p>
          </table:table-cell>
        </table:table-row>
      </table:table>
      <text:p text:style-name="Standard"/>
      <text:p text:style-name="P3">Paired Allele Columns</text:p>
      <text:p text:style-name="Standard"/>
      <text:p text:style-name="Standard">The very last case shown in the table above represents a case where column type qualifiers are <text:span text:style-name="T1">always</text:span> required in Madeline 2+. <text:s/>Allele columns must always exist as identically-named pairs. <text:s/>The paired allele columns are then automatically combined into single genotype columns when the data file is read by Madeline. <text:s/>Below the same data reproduced earlier is now shown in a data file with six allele columns instead of three genotype columns. <text:s/>Note the use of column type qualifiers in the header:</text:p>
      <text:p text:style-name="Standard"/>
      <text:p text:style-name="P11">FamilyID</text:p>
      <text:p text:style-name="P11">IndividualID</text:p>
      <text:p text:style-name="P11">Gender</text:p>
      <text:p text:style-name="P11">Father <text:s/></text:p>
      <text:p text:style-name="P11">Mother <text:s/></text:p>
      <text:p text:style-name="P11">MZTwin <text:s/></text:p>
      <text:p text:style-name="P11">DZTwin </text:p>
      <text:p text:style-name="P11">Affected</text:p>
      <text:p text:style-name="P11">Sampled</text:p>
      <text:p text:style-name="P11">Proband</text:p>
      <text:p text:style-name="P11">Deceased</text:p>
      <text:p text:style-name="P11">DXAge</text:p>
      <text:p text:style-name="P11">DOB</text:p>
      <text:p text:style-name="P11">D17S1301 <text:span text:style-name="T4">A</text:span></text:p>
      <text:p text:style-name="P11">D17S1301 <text:span text:style-name="T4">A</text:span></text:p>
      <text:p text:style-name="P11">D17S1304 <text:span text:style-name="T4">A</text:span></text:p>
      <text:p text:style-name="P11">D17S1304 <text:span text:style-name="T4">A</text:span></text:p>
      <text:p text:style-name="P11">D17S674 <text:span text:style-name="T4">A</text:span></text:p>
      <text:p text:style-name="P11">D17S674 <text:span text:style-name="T4">A</text:span></text:p>
      <text:p text:style-name="P11"/>
      <text:p text:style-name="P11">E0078 <text:s/>S00646 <text:s/>F <text:s/>U0078A <text:s/>U0078B <text:s/>. <text:s/>. <text:s/>A <text:s/>Y <text:s/>Y <text:s/>. <text:s/>57 <text:s text:c="4"/>1948-07-04 <text:s/>149 153 <text:s/>154 162 <text:s/>116 116 </text:p>
      <text:p text:style-name="P11">E0078 <text:s/>S00675 <text:s/>M <text:s/>U0078A <text:s/>U0078B <text:s/>. <text:s/>. <text:s/>A <text:s/>Y <text:s/>. <text:s/>. <text:s/>60-62 <text:s/>1941-09 <text:s text:c="4"/>149 149 <text:s/>154 162 <text:s/>116 122 </text:p>
      <text:p text:style-name="P11">E0078 <text:s/>S00795 <text:s/>F <text:s/>U0078C <text:s/>S00646 <text:s/>. <text:s/>. <text:s/>I <text:s/>Y <text:s/>. <text:s/>. <text:s/>. <text:s text:c="5"/>1972-02-29 <text:s/>153 153 <text:s/>154 158 <text:s/>116 122 </text:p>
      <text:p text:style-name="P11">E0078 <text:s/>U0078A <text:s/>M <text:s/>. <text:s text:c="6"/>. <text:s text:c="6"/>. <text:s/>. <text:s/>I <text:s/>N <text:s/>. <text:s/>Y <text:s/>. <text:s text:c="5"/>1914 <text:s text:c="7"/>. <text:s text:c="2"/>. <text:s text:c="3"/>. <text:s text:c="2"/>. <text:s text:c="3"/>. <text:s text:c="2"/>. <text:s text:c="2"/></text:p>
      <text:p text:style-name="P11">E0078 <text:s/>U0078B <text:s/>F <text:s/>. <text:s text:c="6"/>. <text:s text:c="6"/>. <text:s/>. <text:s/>I <text:s/>N <text:s/>. <text:s/>. <text:s/>. <text:s text:c="5"/>1923-03-15 <text:s/>. <text:s text:c="2"/>. <text:s text:c="3"/>. <text:s text:c="2"/>. <text:s text:c="3"/>. <text:s text:c="2"/>. <text:s text:c="2"/></text:p>
      <text:p text:style-name="P11">E0078 <text:s/>U0078C <text:s/>M <text:s/>. <text:s text:c="6"/>. <text:s text:c="6"/>. <text:s/>. <text:s/>U <text:s/>N <text:s/>. <text:s/>. <text:s/>. <text:s text:c="5"/>1947-11-21 <text:s/>. <text:s text:c="2"/>. <text:s text:c="3"/>. <text:s text:c="2"/>. <text:s text:c="3"/>. <text:s text:c="2"/>. <text:s text:c="2"/></text:p>
      <text:p text:style-name="Standard"/>
      <text:p text:style-name="Standard">Paired allele columns occur in the <text:span text:style-name="T1">Linkage</text:span> (<text:span text:style-name="T1">http://linkage.rockefeller.edu/soft/linkage/</text:span>) file format which is also used by the <text:span text:style-name="T1">Genehunter</text:span> (<text:span text:style-name="T1">http://linkage.rockefeller.edu/soft/gh/</text:span>) program. <text:s/>In order to read data from these legacy file formats easily, Madeline 2+ has the ability to read paired allele columns. <text:s/>Duplicate column names are not allowed in any other context.</text:p>
      <text:p text:style-name="P8"/>
      <text:p text:style-name="P8">Tab Delimited Format</text:p>
      <text:p text:style-name="Standard"/>
      <text:p text:style-name="Standard">In a tab-delimited file, the very first row is assumed to contain the column labels (with optional column</text:p>
      <text:p text:style-name="Standard">type identifiers). <text:s/>Here is an example of the same data reproduced earlier now reformatted into a tab-delimited file. <text:s/>“<text:span text:style-name="T9">\t</text:span>” is used to represent the tab character:</text:p>
      <text:p text:style-name="Standard"/>
      <text:p text:style-name="Standard"/>
      <text:p text:style-name="P11">FamilyID<text:span text:style-name="T4">\t</text:span>IndividualID<text:span text:style-name="T4">\t</text:span>Gender<text:span text:style-name="T4">\t</text:span>Father<text:span text:style-name="T4">\t</text:span>Mother<text:span text:style-name="T4">\t</text:span>MZTwin<text:span text:style-name="T4">\t</text:span>DZTwin<text:span text:style-name="T4">\t</text:span>Affected<text:span text:style-name="T4">\t</text:span>Sampled<text:span text:style-name="T4">\t</text:span>Proband<text:span text:style-name="T4">\t</text:span>Deceased</text:p>
      <text:p text:style-name="P11"><text:span text:style-name="T4">\t</text:span>DXAge<text:span text:style-name="T4">\t</text:span>DOB<text:span text:style-name="T4">\t</text:span>D17S1301<text:span text:style-name="T4">\t</text:span>D17S1304<text:span text:style-name="T4">\t</text:span>D17S674</text:p>
      <text:p text:style-name="P11">E0078<text:span text:style-name="T4">\t</text:span>S00646<text:span text:style-name="T4">\t</text:span>F<text:span text:style-name="T4">\t</text:span>U0078A<text:span text:style-name="T4">\t</text:span>U0078B<text:span text:style-name="T4">\t</text:span>.<text:span text:style-name="T4">\t</text:span>.<text:span text:style-name="T4">\t</text:span>A<text:span text:style-name="T4">\t</text:span>Y<text:span text:style-name="T4">\t</text:span>Y<text:span text:style-name="T4">\t</text:span>.<text:span text:style-name="T4">\t</text:span>57<text:span text:style-name="T4">\t</text:span>1948-07-04<text:span text:style-name="T4">\t</text:span>149/153<text:span text:style-name="T4">\t</text:span>154/162<text:span text:style-name="T4">\t</text:span>116/116</text:p>
      <text:p text:style-name="P11">E0078<text:span text:style-name="T4">\t</text:span>S00675<text:span text:style-name="T4">\t</text:span>M<text:span text:style-name="T4">\t</text:span>U0078A<text:span text:style-name="T4">\t</text:span>U0078B<text:span text:style-name="T4">\t</text:span>.<text:span text:style-name="T4">\t</text:span>.<text:span text:style-name="T4">\t</text:span>A<text:span text:style-name="T4">\t</text:span>Y<text:span text:style-name="T4">\t</text:span>.<text:span text:style-name="T4">\t</text:span>.<text:span text:style-name="T4">\t</text:span>60-62<text:span text:style-name="T4">\t</text:span>1941-09<text:span text:style-name="T4">\t</text:span>149/149<text:span text:style-name="T4">\t</text:span>154/162<text:span text:style-name="T4">\t</text:span>116/122</text:p>
      <text:p text:style-name="P11">E0078<text:span text:style-name="T4">\t</text:span>S00795<text:span text:style-name="T4">\t</text:span>F<text:span text:style-name="T4">\t</text:span>U0078C<text:span text:style-name="T4">\t</text:span>S00646<text:span text:style-name="T4">\t</text:span>.<text:span text:style-name="T4">\t</text:span>.<text:span text:style-name="T4">\t</text:span>I<text:span text:style-name="T4">\t</text:span>Y<text:span text:style-name="T4">\t</text:span>.<text:span text:style-name="T4">\t</text:span>.<text:span text:style-name="T4">\t</text:span>.<text:span text:style-name="T4">\t</text:span>1972-02-29<text:span text:style-name="T4">\t</text:span>153/153<text:span text:style-name="T4">\t</text:span>154/158<text:span text:style-name="T4">\t</text:span>116/122</text:p>
      <text:p text:style-name="P11">E0078<text:span text:style-name="T4">\t</text:span>U0078A<text:span text:style-name="T4">\t</text:span>M<text:span text:style-name="T4">\t</text:span>.<text:span text:style-name="T4">\t</text:span>.<text:span text:style-name="T4">\t</text:span>.<text:span text:style-name="T4">\t</text:span>.<text:span text:style-name="T4">\t</text:span>I<text:span text:style-name="T4">\t</text:span>N<text:span text:style-name="T4">\t</text:span>.<text:span text:style-name="T4">\t</text:span>Y<text:span text:style-name="T4">\t</text:span>.<text:span text:style-name="T4">\t</text:span>1914<text:span text:style-name="T4">\t</text:span>.<text:span text:style-name="T4">\t</text:span>.<text:span text:style-name="T4">\t</text:span>.<text:span text:style-name="T4">\t</text:span></text:p>
      <text:p text:style-name="P11">E0078<text:span text:style-name="T4">\t</text:span>U0078B<text:span text:style-name="T4">\t</text:span>F<text:span text:style-name="T4">\t</text:span>.<text:span text:style-name="T4">\t</text:span>.<text:span text:style-name="T4">\t</text:span>.<text:span text:style-name="T4">\t</text:span>.<text:span text:style-name="T4">\t</text:span>I<text:span text:style-name="T4">\t</text:span>N<text:span text:style-name="T4">\t</text:span>.<text:span text:style-name="T4">\t</text:span>.<text:span text:style-name="T4">\t</text:span>.<text:span text:style-name="T4">\t</text:span>1923-03-15<text:span text:style-name="T4">\t</text:span>.<text:span text:style-name="T4">\t</text:span>.<text:span text:style-name="T4">\t</text:span>.<text:span text:style-name="T4">\t</text:span></text:p>
      <text:p text:style-name="P11">E0078<text:span text:style-name="T4">\t</text:span>U0078C<text:span text:style-name="T4">\t</text:span>M<text:span text:style-name="T4">\t</text:span>.<text:span text:style-name="T4">\t</text:span>.<text:span text:style-name="T4">\t</text:span>.<text:span text:style-name="T4">\t</text:span>.<text:span text:style-name="T4">\t</text:span>U<text:span text:style-name="T4">\t</text:span>N<text:span text:style-name="T4">\t</text:span>.<text:span text:style-name="T4">\t</text:span>.<text:span text:style-name="T4">\t</text:span>.<text:span text:style-name="T4">\t</text:span>1947-11-21<text:span text:style-name="T4">\t</text:span>.<text:span text:style-name="T4">\t</text:span>.<text:span text:style-name="T4">\t</text:span>.<text:span text:style-name="T4">\t</text:span></text:p>
      <text:p text:style-name="P11"/>
      <text:p text:style-name="Standard"/>
      <text:p text:style-name="Standard">Currently only tabs are supported as the delimiter character. <text:s/>Although hardly a <text:s/>“human readable” format, the tab-delimited format can be useful for importing data into Madeline from other software.</text:p>
      <text:p text:style-name="Standard"/>
      <text:p text:style-name="P8">Madeline-XML Format</text:p>
      <text:p text:style-name="Standard"/>
      <text:p text:style-name="Standard">This is just one of several XML file formats supported by Madeline. <text:s/>The first line of a Madeline XML format file should contain an XML header:</text:p>
      <text:p text:style-name="Standard"/>
      <text:p text:style-name="P19">&lt;?xml version="1.0" standalone="no"?&gt;</text:p>
      <text:p text:style-name="Standard"/>
      <text:p text:style-name="Standard">A Madeline-XML file then begins with the following tag: </text:p>
      <text:p text:style-name="P20"/>
      <text:p text:style-name="P21">&lt;madeline-xml&gt;</text:p>
      <text:p text:style-name="Standard"/>
      <text:p text:style-name="Standard">Tables are indicated with the table tag: </text:p>
      <text:p text:style-name="Standard"/>
      <text:p text:style-name="P21">&lt;table&gt;</text:p>
      <text:p text:style-name="Standard"/>
      <text:p text:style-name="Standard">Tables are organized by row and rows are indicated by row tags: </text:p>
      <text:p text:style-name="Standard"/>
      <text:p text:style-name="P21">&lt;row&gt;</text:p>
      <text:p text:style-name="Standard"/>
      <text:p text:style-name="Standard">Data elements are indicated by the single-letter “d” tags: </text:p>
      <text:p text:style-name="Standard"/>
      <text:p text:style-name="P21">&lt;d&gt;</text:p>
      <text:p text:style-name="Standard"/>
      <text:p text:style-name="Standard">Column labels must appear on the first row of the table. <text:s/>The following is an excerpt of a Madeline XML table:</text:p>
      <text:p text:style-name="Standard"/>
      <text:p text:style-name="P22">&lt;?xml version="1.0" standalone="no"?&gt;</text:p>
      <text:p text:style-name="P22">&lt;madeline-xml&gt;</text:p>
      <text:p text:style-name="P22"><text:s text:c="5"/>&lt;table&gt;</text:p>
      <text:p text:style-name="P22"><text:tab/>&lt;row&gt;</text:p>
      <text:p text:style-name="P22"><text:tab/><text:tab/>&lt;d&gt;familyid&lt;/d&gt;</text:p>
      <text:p text:style-name="P22"><text:tab/><text:tab/>&lt;d&gt;individualid&lt;/d&gt;</text:p>
      <text:p text:style-name="P22"><text:tab/><text:tab/>&lt;d&gt;gender&lt;/d&gt;</text:p>
      <text:p text:style-name="P22"><text:tab/><text:tab/>&lt;d&gt;father&lt;/d&gt;</text:p>
      <text:p text:style-name="P22"><text:tab/><text:tab/>&lt;d&gt;mother&lt;/d&gt;</text:p>
      <text:p text:style-name="P22"><text:tab/><text:tab/>&lt;d&gt;affected&lt;/d&gt;</text:p>
      <text:p text:style-name="P22"><text:tab/><text:tab/>&lt;d&gt;dztwin&lt;/d&gt;</text:p>
      <text:p text:style-name="P22"><text:tab/><text:tab/>&lt;d&gt;mztwin&lt;/d&gt;</text:p>
      <text:p text:style-name="P22"><text:tab/><text:tab/>&lt;d&gt;<text:span text:style-name="T10">姓</text:span>&lt;/d&gt;</text:p>
      <text:p text:style-name="P22"><text:tab/><text:tab/>&lt;d&gt;<text:span text:style-name="T10">名字</text:span>&lt;/d&gt;</text:p>
      <text:p text:style-name="P22"><text:tab/><text:tab/>&lt;d&gt;<text:span text:style-name="T10">村</text:span>&lt;/d&gt;</text:p>
      <text:p text:style-name="P22"><text:tab/><text:tab/>&lt;d&gt;<text:span text:style-name="T10">乡</text:span><text:span text:style-name="T11">&lt;/d&gt;</text:span></text:p>
      <text:p text:style-name="P22"><text:span text:style-name="T11"><text:tab/><text:tab/>&lt;d&gt;</text:span>省&lt;/d&gt;</text:p>
      <text:p text:style-name="P22"><text:tab/>&lt;/row&gt;</text:p>
      <text:p text:style-name="P22"><text:tab/>&lt;row&gt;</text:p>
      <text:p text:style-name="P22"><text:tab/><text:tab/>&lt;d&gt;uni0002zh&lt;/d&gt;</text:p>
      <text:p text:style-name="P22"><text:tab/><text:tab/>&lt;d&gt;indv0001&lt;/d&gt;</text:p>
      <text:p text:style-name="P22"><text:tab/><text:tab/>&lt;d&gt;<text:span text:style-name="T10">男</text:span>&lt;/d&gt;</text:p>
      <text:p text:style-name="P22"><text:tab/><text:tab/>&lt;d&gt;.&lt;/d&gt;</text:p>
      <text:p text:style-name="P22"><text:tab/><text:tab/>&lt;d&gt;.&lt;/d&gt;</text:p>
      <text:p text:style-name="P22"><text:tab/><text:tab/>&lt;d&gt;a&lt;/d&gt;</text:p>
      <text:p text:style-name="P22"><text:tab/><text:tab/>&lt;d&gt;.&lt;/d&gt;</text:p>
      <text:p text:style-name="P22"><text:tab/><text:tab/>&lt;d&gt;.&lt;/d&gt;</text:p>
      <text:p text:style-name="P22"><text:tab/><text:tab/>&lt;d&gt;<text:span text:style-name="T10">周</text:span>&lt;/d&gt;</text:p>
      <text:p text:style-name="P22"><text:tab/><text:tab/>&lt;d&gt;<text:span text:style-name="T10">祿山</text:span>&lt;/d&gt;</text:p>
      <text:p text:style-name="P22"><text:tab/><text:tab/>&lt;d&gt;.&lt;/d&gt;</text:p>
      <text:p text:style-name="P22"><text:tab/><text:tab/>&lt;d&gt;.&lt;/d&gt;</text:p>
      <text:p text:style-name="P22"><text:tab/><text:tab/>&lt;d&gt;.&lt;/d&gt;</text:p>
      <text:p text:style-name="P22"><text:tab/>&lt;/row&gt;</text:p>
      <text:p text:style-name="P22"><text:tab/>...</text:p>
      <text:p text:style-name="P22"><text:s text:c="5"/>&lt;/table&gt;</text:p>
      <text:p text:style-name="P22">&lt;/madeline-xml&gt;</text:p>
      <text:p text:style-name="Standard"/>
      <text:p text:style-name="Standard">Instances of multiple data tables within a single file are supported. <text:s/>For example, you could place a pedigree table and a corresponding map table together into a single Madeline-XML file. <text:s/>As shown here, it is much more convenient to embed Unicode characters in XML files.</text:p>
      <text:p text:style-name="Standard"/>
      <text:p text:style-name="P8">OASIS OpenDocument XML Format</text:p>
      <text:p text:style-name="P8"/>
      <text:p text:style-name="Standard">Madeline recognizes the Organization for the Advancement of Structured Information Standards (www.oasis-open.org) OpenDocument XML standard for spreadsheet data. <text:s/>This format can be produced by OpenOffice.org v. 2.0 or newer as well as by other software.</text:p>
      <text:p text:style-name="Standard"/>
      <text:p text:style-name="Standard">As with the Madeline-XML format, column labels must appear on the first row of the table. <text:s/>Multiple tables –which appear as individual “workbooks” in OpenOffice.org– can be included in a single file.</text:p>
      <text:p text:style-name="Standard"/>
      <text:p text:style-name="P8">W3C XHTML <text:s/>Table Format</text:p>
      <text:p text:style-name="Standard"/>
      <text:p text:style-name="Standard">Madeline can read data directly from tables in XHTML files. <text:s/>This means, for example, that you can put sample data tables on a web page and Madeline can read the data directly from the URL of the web page. <text:s/>When reading XHTML files, Madeline simply ignores tags that are not related to the data tables themselves. <text:s/>As before, column labels must appear on the first row of the table. <text:s/>The following is an excerpt from an XHTML data table:</text:p>
      <text:p text:style-name="Standard"/>
      <text:p text:style-name="P22"><text:s text:c="2"/>&lt;table&gt;</text:p>
      <text:p text:style-name="P22"><text:tab/>&lt;tbody&gt;</text:p>
      <text:p text:style-name="P22"><text:tab/><text:tab/>&lt;tr&gt;</text:p>
      <text:p text:style-name="P22"><text:tab/><text:tab/><text:tab/>&lt;td&gt;familyid&lt;/td&gt;</text:p>
      <text:p text:style-name="P22"><text:tab/><text:tab/><text:tab/>&lt;td &gt;individualid&lt;/td&gt;</text:p>
      <text:p text:style-name="P22"><text:tab/><text:tab/><text:tab/>&lt;td &gt;gender&lt;/td&gt;</text:p>
      <text:p text:style-name="P22"><text:tab/><text:tab/><text:tab/>&lt;td &gt;father&lt;/td&gt;</text:p>
      <text:p text:style-name="P22"><text:tab/><text:tab/><text:tab/>&lt;td &gt;mother&lt;/td&gt;</text:p>
      <text:p text:style-name="P22"><text:tab/><text:tab/><text:tab/>&lt;td &gt;affected&lt;/td&gt;</text:p>
      <text:p text:style-name="P22"><text:tab/><text:tab/><text:tab/>&lt;td &gt;dztwin&lt;/td&gt;</text:p>
      <text:p text:style-name="P22"><text:tab/><text:tab/><text:tab/>&lt;td &gt;mztwin&lt;/td&gt;</text:p>
      <text:p text:style-name="P22"><text:tab/><text:tab/><text:tab/>&lt;td &gt;<text:span text:style-name="T10">姓</text:span>&lt;/td&gt;</text:p>
      <text:p text:style-name="P22"><text:tab/><text:tab/><text:tab/>&lt;td &gt;<text:span text:style-name="T10">名字</text:span>&lt;/td&gt;</text:p>
      <text:p text:style-name="P22"><text:tab/><text:tab/><text:tab/>&lt;td &gt;<text:span text:style-name="T10">村</text:span>&lt;/td&gt;</text:p>
      <text:p text:style-name="P22"><text:tab/><text:tab/><text:tab/>&lt;td &gt;<text:span text:style-name="T10">乡</text:span>&lt;/td&gt;</text:p>
      <text:p text:style-name="P22"><text:tab/><text:tab/><text:tab/>&lt;td &gt;<text:span text:style-name="T10">省</text:span>&lt;/td&gt;</text:p>
      <text:p text:style-name="P22"><text:tab/><text:tab/>&lt;/tr&gt;</text:p>
      <text:p text:style-name="P22"><text:tab/><text:tab/>&lt;tr&gt;</text:p>
      <text:p text:style-name="P22"><text:tab/><text:tab/><text:tab/>&lt;td&gt;uni0002zh&lt;/td&gt;</text:p>
      <text:p text:style-name="P22"><text:tab/><text:tab/><text:tab/>&lt;td&gt;indv0001&lt;/td&gt;</text:p>
      <text:p text:style-name="P22"><text:tab/><text:tab/><text:tab/>&lt;td&gt;<text:span text:style-name="T10">男</text:span>&lt;/td&gt;</text:p>
      <text:p text:style-name="P22"><text:tab/><text:tab/><text:tab/>&lt;td&gt;.&lt;/td&gt;</text:p>
      <text:p text:style-name="P22"><text:tab/><text:tab/><text:tab/>&lt;td&gt;.&lt;/td&gt;</text:p>
      <text:p text:style-name="P22"><text:tab/><text:tab/><text:tab/>&lt;td&gt;a&lt;/td&gt;</text:p>
      <text:p text:style-name="P22"><text:tab/><text:tab/><text:tab/>&lt;td&gt;.&lt;/td&gt;</text:p>
      <text:p text:style-name="P22"><text:tab/><text:tab/><text:tab/>&lt;td&gt;.&lt;/td&gt;</text:p>
      <text:p text:style-name="P22"><text:tab/><text:tab/><text:tab/>&lt;td&gt;<text:span text:style-name="T10">周</text:span>&lt;/td&gt;</text:p>
      <text:p text:style-name="P22"><text:tab/><text:tab/><text:tab/>&lt;td&gt;<text:span text:style-name="T10">祿山</text:span>&lt;/td&gt;</text:p>
      <text:p text:style-name="P22"><text:tab/><text:tab/><text:tab/>&lt;td&gt;.&lt;/td&gt;</text:p>
      <text:p text:style-name="P22"><text:tab/><text:tab/><text:tab/>&lt;td&gt;.&lt;/td&gt;</text:p>
      <text:p text:style-name="P22"><text:tab/><text:tab/><text:tab/>&lt;td&gt;.&lt;/td&gt;</text:p>
      <text:p text:style-name="P22"><text:tab/><text:tab/>&lt;/tr&gt;</text:p>
      <text:p text:style-name="P22"><text:tab/><text:tab/>...</text:p>
      <text:p text:style-name="P22"><text:tab/>&lt;/table&gt;</text:p>
      <text:p text:style-name="P22">&lt;/html&gt;</text:p>
      <text:p text:style-name="P22"/>
      <text:p text:style-name="P8">Microsoft Excel 2003 XML Workbook Format</text:p>
      <text:p text:style-name="Standard"/>
      <text:p text:style-name="Standard">Madeline is also capable of reading Microsoft's XML workbook format available in Office 2003 and newer products.</text:p>
      <text:p text:style-name="Standard"/>
      <text:p text:style-name="P1">Extending Madeline to Recognize Other XML Formats</text:p>
      <text:p text:style-name="Standard"/>
      <text:p text:style-name="Standard">Madeline can be easily extended to recognize additional XML formats. <text:s/>The <text:span text:style-name="T5">XMLTagManager</text:span> class in XMLTagManager.h stores a vector of <text:span text:style-name="T5">XMLTagName</text:span> objects which define the relevant tags needed to describe data tables in XML. <text:s/>It is trivial to define relevant tags and add new XMLTagName objects to the existing vector. <text:s/>Please email us if you would like to have a widely-used XML format added into the source code distribution in the next release of the program.</text:p>
      <text:p text:style-name="Standard"/>
      <text:p text:style-name="P1">Data Compression And Archive Formats</text:p>
      <text:p text:style-name="Standard"/>
      <text:p text:style-name="Standard">Madeline automatically recognizes and decompresses data files that have been compressed using one of the following common formats:</text:p>
      <text:p text:style-name="Standard"/>
      <text:list text:style-name="L7">
        <text:list-item>
          <text:p text:style-name="P23">PKZIP Format</text:p>
        </text:list-item>
        <text:list-item>
          <text:p text:style-name="P23">GZIP Format</text:p>
        </text:list-item>
        <text:list-item>
          <text:p text:style-name="P23">BZIP2 Format</text:p>
        </text:list-item>
      </text:list>
      <text:p text:style-name="Standard"/>
      <text:p text:style-name="Standard">Recognition is based on scanning files, not on file extensions, so it does not matter how files are named. <text:s/></text:p>
      <text:p text:style-name="Standard"/>
      <text:p text:style-name="Standard">It also does not matter which compression format is used. <text:s/>For example, an OpenOffice.org “.ods” spreadsheet file is a PKZIP archive containing, among other things, the spreadsheet data in a file called “content.xml”. <text:s/>Madeline can read a “content.xml” data file as an uncompressed XML file, or even as gzipped or bzip2'd file just as easily as it can read it from a PKZIP archive.</text:p>
      <text:p text:style-name="Standard"/>
      <text:p text:style-name="Standard">Other compression formats such as 7-zip, rar (a proprietary format used on Windows), or sit (used on Apple Macintosh computers) are not supported. Other archive formats, such as tar, are not supported. <text:s/></text:p>
      <text:p text:style-name="Standard"/>
      <text:p text:style-name="Standard">Madeline's behaviour with regard to each of the supported formats is described below.</text:p>
      <text:p text:style-name="Standard"/>
      <text:p text:style-name="P8">PKZIP Format</text:p>
      <text:p text:style-name="Standard"/>
      <text:p text:style-name="Standard">The PKZIP format is a combination of an archive and compression format. <text:s/>This allows multiple source files to be archived into a single zip file. <text:s/></text:p>
      <text:p text:style-name="Standard"/>
      <text:p text:style-name="Standard">OpenOffice.org OASIS spreadsheet files are actually just PKZIP archives containing a number of individual XML files. <text:s/>These files have an “.ods” file extension. <text:s/>When opening a .ods file, Madeline automatically reads the main data file called “content.xml” and ignores all other files in the archive.</text:p>
      <text:p text:style-name="Standard"/>
      <text:p text:style-name="Standard">If Madeline opens up a PKZIP archive and does not find a file called “content.xml”, then the program trys to read the<text:span text:style-name="T12"> </text:span><text:span text:style-name="T13">first</text:span> file in the archive, regardless of name, as the data table. <text:s/>It is therefore possible for you to include a manifest or other supplementary files in non-OASIS zip archives used with Madeline, as long as you make sure that the first file is always the data file itself.</text:p>
      <text:p text:style-name="Standard"/>
      <text:p text:style-name="Standard">From a command line, you can use the zip utility to compress or decompress PKZIP files.</text:p>
      <text:p text:style-name="Standard"/>
      <text:p text:style-name="P8">GZIP Format</text:p>
      <text:p text:style-name="Standard"/>
      <text:p text:style-name="Standard">The gzip format is a common compression format used on *nix systems. <text:s/>From a command line, you can use the gzip utility to compress or decompress gzip files.</text:p>
      <text:p text:style-name="Standard"/>
      <text:p text:style-name="P8">BZIP2 Format</text:p>
      <text:p text:style-name="Standard"/>
      <text:p text:style-name="Standard">The bzip2 format achieves a higher compression ratio than the gzip format. <text:s/>From a command line, you can use the bzip2 utility to compress or decompress bzip2 files.</text:p>
      <text:p text:style-name="Standard"/>
      <text:p text:style-name="P1">Accessing Data Files over a Network</text:p>
      <text:p text:style-name="Standard"/>
      <text:p text:style-name="Standard">Data files in any of the supported files can be accessed over the internet via HTTP and secure HTTPS. <text:s/>Simply provide the URL of the data file as an argument to the program. Be sure to include “http://” or “https://” as a prefix to the file name so that Madeline can identify the network file properly.</text:p>
      <text:p text:style-name="Standard"/>
      <text:p text:style-name="P1">Accessing Data From a MySQL Database</text:p>
      <text:p text:style-name="Standard"/>
      <text:p text:style-name="Standard">Madeline can also read data directly from a MySQL data table.</text:p>
      <text:p text:style-name="Standard"/>
      <text:p text:style-name="Standard"/>
      <text:p text:style-name="Heading">Data Elements</text:p>
      <text:p text:style-name="Standard">A “data element” is any single item of data, such as the contents of a single cell in a data table. <text:s/>A data element might be an individual or family identifier, a clinical measurement on a patient, a date of birth, a genotype, or some other form of information. <text:s/></text:p>
      <text:p text:style-name="Standard"/>
      <text:p text:style-name="Standard">Because there are different kinds of data, different “containers” may used to hold differing kinds of data. <text:s/>In object-oriented software design, these containers are called “classes”. <text:s/>Classes are both containers for data as well as sets of methods which operate on the data. <text:s/></text:p>
      <text:p text:style-name="Standard"/>
      <text:p text:style-name="Standard">For example, a “date” class might have a method that allows one to subtract today's date from a date of birth in order to arrive at a person's current age (in days). <text:s/>Such a method is only useful when operating on dates. <text:s/>It would not make sense to use such a method when operating on genotypes. <text:s/>For this reason, the method is associated with dates only as part of a date class.</text:p>
      <text:p text:style-name="Standard"/>
      <text:p text:style-name="Heading">Classes of Data</text:p>
      <text:p text:style-name="Standard">Madeline implements a virtual base class called “Data” which represents a generic container for a data element. <text:s/>From this base class, a number of concrete data classes are derived. <text:s/>Some of the derived classes, such as String, are themselves sub-classed to create more specialized data containers, as shown below:</text:p>
      <text:p text:style-name="Standard"/>
      <text:p text:style-name="Standard">Data:</text:p>
      <text:list text:style-name="L8">
        <text:list-item>
          <text:p text:style-name="P24">Boolean:</text:p>
        </text:list-item>
        <text:list-item>
          <text:p text:style-name="P25">Gender</text:p>
        </text:list-item>
        <text:list-item>
          <text:p text:style-name="P25">LivingDead</text:p>
        </text:list-item>
        <text:list-item>
          <text:p text:style-name="P25">Proband</text:p>
        </text:list-item>
      </text:list>
      <text:list text:style-name="L9">
        <text:list-item>
          <text:p text:style-name="P26">Number</text:p>
        </text:list-item>
        <text:list-item>
          <text:p text:style-name="P26">Date</text:p>
        </text:list-item>
        <text:list-item>
          <text:p text:style-name="P26">String:</text:p>
        </text:list-item>
      </text:list>
      <text:list text:style-name="L10">
        <text:list-item>
          <text:p text:style-name="P27">Affected</text:p>
        </text:list-item>
        <text:list-item>
          <text:p text:style-name="P27">Genotype</text:p>
        </text:list-item>
        <text:list-item>
          <text:p text:style-name="P27">Haplotype</text:p>
        </text:list-item>
      </text:list>
      <text:p text:style-name="Standard"/>
      <text:p text:style-name="Standard">Boolean, Number, Date, and String are all derived directly from Data. <text:s/>The Gender class is subclassed from Boolean, while Affected, Genotype, and Haplotype are subclassed from the String class. </text:p>
      <text:p text:style-name="Standard"/>
      <text:p text:style-name="Standard">All concrete data classes share certain characteristics. <text:s/>For example, all data elements can hold missing values. Madeline interprets a reasonable set of default “indicator values” as being missing values. <text:s/>For example, an isolated dot (period or full-stop character), “.”, is interpreted as being a missing value by all of the classes, while a label such as “0/0” is interpreted as being a missing genotype only by the Genotype class. <text:s/>The user can also easily define additional <text:s/>missing value indicators.</text:p>
      <text:p text:style-name="Standard"/>
      <text:p text:style-name="Standard">In addition to missing value indicators, some classes interpret certain non-missing values as having special meanings. <text:s/>For example, the Gender class automatically interprets “M”, “m”, and “<text:span text:style-name="T10">男</text:span>” to mean “male”, while “F”, “f”, and “<text:span text:style-name="T10">女</text:span>” are understood as indicating “female”. <text:s/>Here again the user can easily define additional indicators as required. <text:s/>For example, if a data set were coded using “homme” for males and “femme” for females, the user could easily add these definitions to the list of indicator values already known to the program. <text:s/></text:p>
      <text:p text:style-name="Standard"/>
      <text:p text:style-name="Standard">Note that the program is a modern Unicode-based program. <text:s/>As illustrated by the Chinese “<text:span text:style-name="T10">男</text:span>” and “<text:span text:style-name="T10">女</text:span>” gender labels above, the user is not limited to ASCII-based encodings, but instead can use any symbols or scripts defined in Unicode.</text:p>
      <text:p text:style-name="Standard"/>
      <text:p text:style-name="Standard">When sorting a list of data values, missing values always appear at the end of the list.</text:p>
      <text:p text:style-name="Standard"/>
      <text:p text:style-name="Standard">The individual data classes are described below.</text:p>
      <text:p text:style-name="Standard"/>
      <text:p text:style-name="Standard"/>
      <text:p text:style-name="P28">The Boolean Class</text:p>
      <text:p text:style-name="Standard"/>
      <text:p text:style-name="Standard">The Boolean class is used to hold true, false, or missing values.</text:p>
      <text:p text:style-name="Standard"/>
      <text:p text:style-name="Standard">“T”, “t”, and “<text:span text:style-name="T10">真</text:span>” are recognized by default as indicating “true”.</text:p>
      <text:p text:style-name="Standard"/>
      <text:p text:style-name="Standard">“F”, “f”, and “<text:span text:style-name="T10">假</text:span>” are recognized by default as indicating “false”.</text:p>
      <text:p text:style-name="Standard"/>
      <text:p text:style-name="Standard">When sorting a list of Boolean values, false values are sorted before true values.</text:p>
      <text:p text:style-name="Standard"/>
      <text:p text:style-name="Standard"/>
      <text:p text:style-name="P28">The Gender Class</text:p>
      <text:p text:style-name="Standard"/>
      <text:p text:style-name="Standard">The Gender class, derived from Boolean, is used to hold male, female, or missing (gender unknown) values.</text:p>
      <text:p text:style-name="Standard"/>
      <text:p text:style-name="Standard">“M”, “m”, “♂”, “男” and “雄” are recognized by default as indicating “male”.</text:p>
      <text:p text:style-name="Standard"/>
      <text:p text:style-name="Standard">“F”, “f”, “♀”, “女” and “雌” are recognized by default as indicating “female”.</text:p>
      <text:p text:style-name="Standard"/>
      <text:p text:style-name="Standard">When Gender values are cast to Boolean, males are false and females are true.</text:p>
      <text:p text:style-name="Standard"/>
      <text:p text:style-name="Standard">When sorting a list of Gender values, males are sorted before females.</text:p>
      <text:p text:style-name="Standard"/>
      <text:p text:style-name="Standard"/>
      <text:p text:style-name="P28">The LivingDead Class</text:p>
      <text:p text:style-name="Standard"/>
      <text:p text:style-name="Standard">Named after the fashion of a 1968 horror movie, the LivingDead class is a Boolean-derivative that tracks whether an individual is deceased or living.</text:p>
      <text:p text:style-name="Standard"/>
      <text:p text:style-name="Standard">“Y” and “y” are recognized as coding for the “deceased” state.</text:p>
      <text:p text:style-name="Standard"/>
      <text:p text:style-name="Standard">“N” and “n” are recognized as coding for the “living” state.</text:p>
      <text:p text:style-name="Standard"/>
      <text:p text:style-name="Standard">In practice missing entries are assumed to be living.</text:p>
      <text:p text:style-name="Standard"/>
      <text:p text:style-name="Standard"/>
      <text:p text:style-name="P28">The Proband Class</text:p>
      <text:p text:style-name="Standard"/>
      <text:p text:style-name="Standard">The Proband class is also a Boolean-derived class that tracks whether an individual is a proband in a pedigree.</text:p>
      <text:p text:style-name="Standard"/>
      <text:p text:style-name="Standard">“Y” and “y” are recognized as coding for the “is a proband” state.</text:p>
      <text:p text:style-name="Standard"/>
      <text:p text:style-name="Standard">“N” and “n” are recognized as coding for the “not a proband” state.</text:p>
      <text:p text:style-name="Standard"/>
      <text:p text:style-name="Standard">In practice missing entries are assumed to not be probands.</text:p>
      <text:p text:style-name="Standard"/>
      <text:p text:style-name="Standard"/>
      <text:p text:style-name="P28">The Number Class</text:p>
      <text:p text:style-name="Standard"/>
      <text:p text:style-name="Standard">The number class is used to hold discrete numeric values, ranged numeric values, and missing numeric values. <text:s/>Discrete values can be flagged as being approximations (by preceding them with “~”), but the use of ranged numeric values for approximations is preferred.</text:p>
      <text:p text:style-name="Standard"/>
      <text:p text:style-name="Standard">Ranged numeric values are indicated by square brackets, such as “[27 → 32]”. <text:s/></text:p>
      <text:p text:style-name="Standard"/>
      <text:p text:style-name="Standard">Ranged numeric values are permitted because they often occur in medical research. <text:s/>For example, a patient's intraocular pressure (IOP) may have been recorded as a range of values by the examining doctor or nurse. <text:s/>Rather than lose this information, Madeline allows you to store ranged values directly. <text:s/>Note that ranges include the endpoints. <text:s/></text:p>
      <text:p text:style-name="Standard"/>
      <text:p text:style-name="Standard">While the program displays ranges using an arrow “→” as the range separator, the program treats the letter “r” and, in some cases just a dash character “-” as alternate separator characters because these are easier to type from the keyboard. <text:s/>For example, entering “[27 r 32]” is equivalent to “[27 → 32]”.</text:p>
      <text:p text:style-name="Standard"/>
      <text:p text:style-name="Standard">In some situations, such as when values need to be used for additional statistical processing, the mean of the range will be used. <text:s/>For this reason, the program may display the mean of a range in addition to the range itself, i.e. “x̄=0.75 [-1 → 2.5]”.</text:p>
      <text:p text:style-name="Standard"/>
      <text:p text:style-name="Standard">Mathematical operations are permitted on ranged values just as they are permitted on discrete values. <text:s/>It is however up to the user to insure that mathematical operations on ranged values are meaningful. <text:s/>For example, a range [1.5 → 3.2] representing centimeters may be converted to inches by multiplying by 2.54. <text:s/>In contrast, taking the square root of the range [-2 → 3] results in a domain error which sets the result to MISSING because the Number class does not implement complex numbers.</text:p>
      <text:p text:style-name="Standard"/>
      <text:p text:style-name="Standard">Numbers may be entered using ordinary Arabic-Indic digits or number forms from other scripts. <text:s/>For example, entering Arabic <text:span text:style-name="T14">“١٢٣”</text:span> is equivalent to entering “123”.</text:p>
      <text:p text:style-name="Standard"/>
      <text:p text:style-name="Standard">When sorting a list of Numbers, discrete values appear before ranged values. <text:s/>Ranged values with equivalent means are themselves sorted according to the width of the range, with narrower ranges appearing first. <text:s/>For example, in the following sorted list the mean value of all entries is 0.75:</text:p>
      <text:p text:style-name="Standard"/>
      <text:p text:style-name="P29">1. <text:s text:c="5"/>0.75</text:p>
      <text:p text:style-name="P29">2. <text:s text:c="5"/>x̄ = 0.75 [-0.5 → 2] </text:p>
      <text:p text:style-name="P29">3. <text:s text:c="5"/>x̄ = 0.75 [-1 → 2.5]</text:p>
      <text:p text:style-name="P29">4. <text:s text:c="5"/>x̄ = 0.75 [-2 → 3.5]</text:p>
      <text:p text:style-name="P29"/>
      <text:p text:style-name="Standard"/>
      <text:p text:style-name="P28">The Date Class</text:p>
      <text:p text:style-name="Standard"/>
      <text:p text:style-name="Standard">The Date class shares a number of features with the Number class. <text:s/>Dates are internally stored as Julian day numbers, and proleptic Julian dates are supported. <text:s/>Dates are delimited by curly braces and normally displayed in ISO-8601 compatible “YYYY-MM-DD” format. <text:s/>For example, {1927-12-31} represents Saturday, December 31, 1927.</text:p>
      <text:p text:style-name="Standard"/>
      <text:p text:style-name="Standard">The program treats the Gregorian calendar as having begun on Friday, October 15, 1582, the previous day having been Thursday, October 4, 1582, the last day of the Julian calendar. <text:s/>Note that many European countries --even some of the Catholic ones-- did not actually immediately adopt the calendar after it was promulgated by Pope Gregory XIII.</text:p>
      <text:p text:style-name="Standard"/>
      <text:p text:style-name="Standard">Ranged dates are supported. <text:s/>Ranged dates are a huge convenience as they make it both possible and easy to store incomplete dates. <text:s/></text:p>
      <text:p text:style-name="Standard"/>
      <text:p text:style-name="Standard">For example, a proband may only recall that her “mother was born in 1927”. <text:s/>A date entered into the program as {1927} is automatically recognized as the ranged date {1927.01.01 <text:s/>→ 1927.12.31}. <text:s/>Similarly, a date entered as {1927/05} is automatically recognized as the entire month of May, 1927: {1927.05.01 <text:s/>→ 1927.05.31}. <text:s/></text:p>
      <text:p text:style-name="Standard"/>
      <text:p text:style-name="Standard">Numerous other variations are possible. For example, a veteran only recalls that he began experiencing symptoms “after WWII but before the Korean War” : this could be recorded as <text:s/></text:p>
      <text:p text:style-name="Standard">“{1945.05.08 r 1950.06.25}”.</text:p>
      <text:p text:style-name="Standard"/>
      <text:p text:style-name="Standard">Like the Number class, the Date class understands non-Western number forms in common use in the world today. <text:s/></text:p>
      <text:p text:style-name="Standard"/>
      <text:p text:style-name="Standard">The Date class also has foundational infrastructure to support other calendar systems, such as the Gregorian-based Thai Buddhist calendar system and the Islamic Hijri system. <text:s/>Full support for these and other calendar systems may be implemented in future versions of the program.</text:p>
      <text:p text:style-name="Standard"/>
      <text:p text:style-name="Standard">As with the Number class, when dates are sorted in a list, discrete dates appear before ranged dates, and narrower ranges appear before wider ranges when the mean of the ranges is equivalent.</text:p>
      <text:p text:style-name="Standard"/>
      <text:p text:style-name="Standard"/>
      <text:p text:style-name="P28">The String Class</text:p>
      <text:p text:style-name="Standard"/>
      <text:p text:style-name="Standard">The String class is used to store string elements, such as IDs and names.</text:p>
      <text:p text:style-name="Standard"/>
      <text:p text:style-name="Standard"/>
      <text:p text:style-name="P28">The Affected Class</text:p>
      <text:p text:style-name="Standard"/>
      <text:p text:style-name="Standard">The Affected class is used to store encoded affection status values. <text:s/>These values are stored as strings. <text:s/>Although any number of categorical levels of affection status may be stored, the program interprets certain affection labels as representing meaningful states of “affected”, “unaffected”, or “missing”. <text:s/></text:p>
      <text:p text:style-name="Standard"/>
      <text:p text:style-name="Standard">By default, the program treats “A” and “a” as representing the “affected” state and “U” and “u” as representing the “unaffected” state.</text:p>
      <text:p text:style-name="Standard"/>
      <text:p text:style-name="Standard">Note that it is both possible and useful to encode other affection states. <text:s/>For example, a study team may decide to use “RA” to mean “reported affected” when a study participant reports a family member as being affected but there is no blood sample, medical record, or doctor's report confirming this. <text:s/>When the time for analysis arrives, the team's statistician can easily tell Madeline to treat all “RA” values as meaning “affected”, “unaffected”, or “missing”, depending upon the goals and requirements of the analysis.</text:p>
      <text:p text:style-name="Standard"/>
      <text:p text:style-name="Standard">Sorted lists of Affected values are sorted alphanumerically just as Strings are. <text:s/>This gives the user the flexibility to declare numerous affection states, such as the “RA” state given above. <text:s/>Such flexibility would not be possible if Affected values were treated like the boolean values of the Boolean or Gender classes.</text:p>
      <text:p text:style-name="Standard"/>
      <text:p text:style-name="Standard"/>
      <text:p text:style-name="P28">The Genotype Class</text:p>
      <text:p text:style-name="Standard"/>
      <text:p text:style-name="Standard">The Genotype class is used to store genotypes. <text:s/>Genotypes are recognized as a pair of numbers separated by a forward-slash character, e.g. “102/108”. <text:s/></text:p>
      <text:p text:style-name="Standard"/>
      <text:p text:style-name="Standard">SNP genotypes coded using A,C,G, and T are also recognized. <text:s/>SNP alleles are stored internally using A=1, C=2, G=3 and T=4. <text:s/>The program will have the facility to export SNP genotypes in either alpha or numeric format as required.</text:p>
      <text:p text:style-name="Standard"/>
      <text:p text:style-name="Standard">When creating a sorted list, genotypes are ordered numerically by first allele, then by second allele. <text:s/>In a mixed list, SNP genotypes sort before numerically-equivalent non-SNP genotypes. <text:s/>This occurs because the system distinguishes SNP genotypes as being different from other genotypes. <text:s/>The following list --which mixes SNP and non-SNP genotypes and should not occur in practice-- illustrates this:</text:p>
      <text:p text:style-name="Standard"/>
      <text:p text:style-name="Standard">1. <text:s text:c="5"/>A/A</text:p>
      <text:p text:style-name="Standard">2. <text:s text:c="5"/>A/C</text:p>
      <text:p text:style-name="Standard">3. <text:s text:c="5"/>C/C</text:p>
      <text:p text:style-name="Standard">4. <text:s text:c="5"/>2/2</text:p>
      <text:p text:style-name="Standard">5. <text:s text:c="5"/>C/G</text:p>
      <text:p text:style-name="Standard">6. <text:s text:c="5"/>2/3</text:p>
      <text:p text:style-name="Standard"/>
      <text:p text:style-name="Standard"/>
      <text:p text:style-name="P28">The Haplotype Class</text:p>
      <text:p text:style-name="Standard"/>
      <text:p text:style-name="Standard">The Haplotype class is used to store haplotypes. <text:s/>The following symbols, consistent with Gonçalo Abecasis' program Merlin, are recognized for encoding recombination information:</text:p>
      <text:p text:style-name="Standard"/>
      <text:p text:style-name="Standard"><text:s text:c="3"/>: No recombination information available.</text:p>
      <text:p text:style-name="Standard"><text:s text:c="3"/>| No recombination.</text:p>
      <text:p text:style-name="Standard"><text:s text:c="3"/>/ Maternal recombination.</text:p>
      <text:p text:style-name="Standard"><text:s text:c="3"/>\ Paternal recombination.</text:p>
      <text:p text:style-name="Standard"><text:s text:c="3"/>+ Recombination from both sides.</text:p>
      <text:p text:style-name="Standard"/>
      <text:p text:style-name="Standard">Consistent with Merlin, the first allele always represents the allele from the mother and the second allele that from the father.</text:p>
      <text:p text:style-name="Standard"/>
      <text:p text:style-name="Standard">When creating a sorted list, Haplotypes are sorted numerically by first allele, followed by the recombination symbol sorted in the order shown in the table above, and then by the second allele. <text:s/>For example:</text:p>
      <text:p text:style-name="Standard"/>
      <text:p text:style-name="Standard">1. <text:s text:c="5"/>1:2</text:p>
      <text:p text:style-name="Standard">2. <text:s text:c="5"/>1:4</text:p>
      <text:p text:style-name="Standard">3. <text:s text:c="5"/>1|2</text:p>
      <text:p text:style-name="Standard">4. <text:s text:c="5"/>1/2</text:p>
      <text:p text:style-name="Standard">5. <text:s text:c="5"/>1\2</text:p>
      <text:p text:style-name="Standard">6. <text:s text:c="5"/>1+8</text:p>
      <text:p text:style-name="Standard">7. <text:s text:c="5"/>2:1</text:p>
      <text:p text:style-name="Standard">8. <text:s text:c="5"/>2|1</text:p>
      <text:p text:style-name="Standard"/>
      <text:p text:style-name="Standard">The implementation of the Haplotype class in Madeline is not yet complete. <text:s/>The following are outstanding issues:</text:p>
      <text:p text:style-name="Standard"/>
      <text:p text:style-name="Standard"><text:s text:c="2"/>*** 1) SNP haplotypes are not handled at all. </text:p>
      <text:p text:style-name="Standard"/>
      <text:p text:style-name="Standard">QUESTION: SHOULD WE HANDLE SNP-STYLE "A:C" HAPLOTYPES ? <text:s/>ANYONE USING MERLIN WILL BE FORCED TO CODE SNPs NUMERICALLY ("1:2") WHICH MADELINE WOULD BE ABLE TO HANDLE TODAY.</text:p>
      <text:p text:style-name="Standard"/>
      <text:p text:style-name="Standard"><text:s text:c="2"/>*** 2) The numeric sorting algorithm will not handle haplotypes such as </text:p>
      <text:p text:style-name="Standard">“2,1A : A1,2” which is a very common possibility in MERLIN output.</text:p>
      <text:p text:style-name="Standard"/>
      <text:p text:style-name="Standard">QUESTION: HOW THEN SHOULD WE SORT HAPLOTYPES? JUST USE A SIMPLE STRING SORT?</text:p>
      <text:p text:style-name="Standard"/>
      <text:p text:style-name="Heading">Types of Individuals</text:p>
      <text:p text:style-name="Standard">For the most part, you can use any prefix you like on the identifier of an individual. <text:s/>However, the following characters have special meanings when used as the first letter of an IndividualId:</text:p>
      <text:p text:style-name="Standard"/>
      <table:table table:name="SpecialIdPrefixes" table:style-name="SpecialIdPrefixes">
        <table:table-column table:style-name="SpecialIdPrefixes.A" table:number-columns-repeated="3"/>
        <table:table-header-rows>
          <table:table-row>
            <table:table-cell table:style-name="SpecialIdPrefixes.A1" office:value-type="string">
              <text:p text:style-name="Table_20_Heading">Prefix</text:p>
            </table:table-cell>
            <table:table-cell table:style-name="SpecialIdPrefixes.A1" office:value-type="string">
              <text:p text:style-name="Table_20_Heading">Description</text:p>
            </table:table-cell>
            <table:table-cell table:style-name="SpecialIdPrefixes.C1" office:value-type="string">
              <text:p text:style-name="Table_20_Heading">Visual Appearance</text:p>
            </table:table-cell>
          </table:table-row>
        </table:table-header-rows>
        <table:table-row>
          <table:table-cell table:style-name="SpecialIdPrefixes.A2" office:value-type="string">
            <text:p text:style-name="Table_20_Contents">^</text:p>
          </table:table-cell>
          <table:table-cell table:style-name="SpecialIdPrefixes.A2" office:value-type="string">
            <text:p text:style-name="Table_20_Contents">Indicates a marriage with no offspring.</text:p>
          </table:table-cell>
          <table:table-cell table:style-name="SpecialIdPrefixes.C2" office:value-type="string">
            <text:p text:style-name="Table_20_Contents"/>
          </table:table-cell>
        </table:table-row>
        <table:table-row>
          <table:table-cell table:style-name="SpecialIdPrefixes.A2" office:value-type="string">
            <text:p text:style-name="Table_20_Contents">&amp;</text:p>
          </table:table-cell>
          <table:table-cell table:style-name="SpecialIdPrefixes.A2" office:value-type="string">
            <text:p text:style-name="Table_20_Contents">Indicates a marriage with no offspring due to infertility.</text:p>
          </table:table-cell>
          <table:table-cell table:style-name="SpecialIdPrefixes.C2" office:value-type="string">
            <text:p text:style-name="Table_20_Contents"/>
          </table:table-cell>
        </table:table-row>
        <table:table-row>
          <table:table-cell table:style-name="SpecialIdPrefixes.A2" office:value-type="string">
            <text:p text:style-name="Table_20_Contents">@</text:p>
          </table:table-cell>
          <table:table-cell table:style-name="SpecialIdPrefixes.A2" office:value-type="string">
            <text:p text:style-name="Table_20_Contents">Indicates a spontaneous abortion, ectopic pregnancy, or terminated pregnancy.</text:p>
          </table:table-cell>
          <table:table-cell table:style-name="SpecialIdPrefixes.C2" office:value-type="string">
            <text:p text:style-name="Table_20_Contents"/>
          </table:table-cell>
        </table:table-row>
        <table:table-row>
          <table:table-cell table:style-name="SpecialIdPrefixes.A2" office:value-type="string">
            <text:p text:style-name="Table_20_Contents">!</text:p>
          </table:table-cell>
          <table:table-cell table:style-name="SpecialIdPrefixes.A2" office:value-type="string">
            <text:p text:style-name="Table_20_Contents">Indicates a virtual individual inserted by the program. <text:s/>Examples are unrecorded fathers or mothers who nevertheless need to be shown on pedigree drawings.</text:p>
          </table:table-cell>
          <table:table-cell table:style-name="SpecialIdPrefixes.C2" office:value-type="string">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Mono" svg:font-family="'Bitstream Vera Sans Mono'" style:font-pitch="fixed"/>
    <style:font-face style:name="Cumberland AMT" svg:font-family="'Cumberland AMT'" style:font-family-generic="modern" style:font-pitch="fixed"/>
    <style:font-face style:name="AR PL ShanHeiSun Uni" svg:font-family="'AR PL ShanHeiSun Uni'" style:font-pitch="variable"/>
    <style:font-face style:name="Aboriginal Serif" svg:font-family="'Aboriginal Serif'" style:font-pitch="variable"/>
    <style:font-face style:name="Albany AMT1" svg:font-family="'Albany AMT'" style:font-pitch="variable"/>
    <style:font-face style:name="HG Mincho Light J" svg:font-family="'HG Mincho Light J'" style:font-pitch="variable"/>
    <style:font-face style:name="Nazli" svg:font-family="Nazli"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0mm" style:writing-mode="page"/>
      <style:text-properties style:use-window-font-color="true" style:font-name="Thorndale AMT" fo:font-size="12pt" fo:language="en" fo:country="US" style:font-name-asian="Albany AMT1" style:font-size-asian="12pt" style:language-asian="none" style:country-asian="none" style:font-name-complex="Albany AMT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mm" fo:margin-bottom="4.99mm"/>
    </style:style>
    <style:style style:name="Heading" style:family="paragraph" style:parent-style-name="Standard" style:next-style-name="Text_20_body" style:class="text">
      <style:paragraph-properties fo:margin-top="4.23mm" fo:margin-bottom="4.99mm" fo:keep-with-next="always"/>
      <style:text-properties style:font-name="Albany AMT" fo:font-size="14pt" style:font-name-asian="HG Mincho Light J" style:font-size-asian="14pt" style:font-name-complex="Albany AMT1" style:font-size-complex="14pt"/>
    </style:style>
    <style:style style:name="Heading_20_4" style:display-name="Heading 4" style:family="paragraph" style:parent-style-name="Heading" style:next-style-name="Text_20_body" style:class="text" style:default-outline-level="4">
      <style:text-properties style:font-name="Thorndale AMT" fo:font-size="12pt" fo:font-weight="bold" style:font-name-asian="Albany AMT1" style:font-size-asian="12pt" style:font-weight-asian="bold" style:font-name-complex="Albany AMT1"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umberland AMT" style:font-name-asian="Cumberland AMT" style:font-name-complex="Cumberland AM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3.81mm"/>
      </text:outline-level-style>
      <text:outline-level-style text:level="2" style:num-format="">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initial-creator>Edward Trager</meta:initial-creator>
    <meta:creation-date>2006-12-11T08:22:14</meta:creation-date>
    <dc:creator>Edward Trager</dc:creator>
    <dc:date>2006-12-19T15:03:58</dc:date>
    <meta:printed-by>Edward Trager</meta:printed-by>
    <meta:print-date>2006-12-19T15:03:54</meta:print-date>
    <dc:language>en-US</dc:language>
    <meta:editing-cycles>17</meta:editing-cycles>
    <meta:editing-duration>PT10H41M13S</meta:editing-duration>
    <meta:user-defined meta:name="Info 1"/>
    <meta:user-defined meta:name="Info 2"/>
    <meta:user-defined meta:name="Info 3"/>
    <meta:user-defined meta:name="Info 4"/>
    <meta:document-statistic meta:table-count="2" meta:image-count="4" meta:object-count="0" meta:page-count="15" meta:paragraph-count="369" meta:word-count="4796" meta:character-count="29277"/>
  </office:meta>
</office:document-meta>
</file>